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例の危険種族の集落・・・の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、どこだろう？（きょろきょろ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かわいすぎて危険・・・な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ち入り禁止に指定されるくらいですから、
心を持って行かれないように注意して
突っ切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くらなんでも、おおげさじゃない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だって、かわいさじゃ負けてないもーん！
なんつ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なくなったら、貫通力を高めたイオン弾で
一撃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進まないことには、いつまで経っても
バルカド遺跡にたどりつけ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くぞ。</text:p>
          </table:table-cell>
          <table:table-cell table:style-name="ce0" office:value-type="string">
            <text:p>Map262</text:p>
          </table:table-cell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  <table:table-row>
          <table:table-cell table:style-name="ce0" office:value-type="string">
            <text:p>むむ・・・！　あそこに何かい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あれが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くぁあわいいいいぃぃぃぃぃぃぃぃ
ぃぃぃいいいいいぃぃぃぃいぃ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ぁぁ・・・っ、こ、これはっは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、たまらないネーッ！！　ほら、こっち
おいで！！　おいで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ho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はあぁっ！！　もうだめライフ0～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、あ、あ！！　こっち見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さわってもいい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うぅ・・・っ！　ま、まさかここまでの破壊力とは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けない・・・こ、このままではみんなこの
魔性の生き物に引き込まれてしま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耐えなければ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・・・ぉ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だわ！　早乙女なら、こういうのに
耐性が強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即K.Oされてるーーー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あぁぁぁっ！！　もうだめ、あたしも
我慢できないいい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ゅわああぁぁぁぁぁぁぁ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